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P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6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n" fo:country="US" style:language-asian="de" style:country-asian="DE"/>
    </style:style>
    <style:style style:name="P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15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1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1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1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1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2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2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2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2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2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2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26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27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2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2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3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3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3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3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3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35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3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/>
    </style:style>
    <style:style style:name="P37" style:parent-style-name="Standard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P38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39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style:language-asian="de" style:country-asian="DE"/>
    </style:style>
    <style:style style:name="P40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41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42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43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44" style:parent-style-name="Standard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" style:parent-style-name="Absatz-Standardschriftart" style:family="tex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</office:automatic-styles>
  <office:body>
    <office:text text:use-soft-page-breaks="true">
      <text:h text:style-name="P1" text:outline-level="1">Python-Skript zu Versuch 255: Tobias Abele und Thimo Preis</text:h>
      <text:p text:style-name="P2">%matplotlib inline</text:p>
      <text:p text:style-name="P3">import matplotlib.pyplot as plt</text:p>
      <text:p text:style-name="P4">import numpy as np</text:p>
      <text:p text:style-name="P5">from scipy.optimize import curve_fit</text:p>
      <text:h text:style-name="P6" text:outline-level="2">Zu Teil 1b)</text:h>
      <text:p text:style-name="P7">Zaehlrate = np.loadtxt("data/15_05_2017 14_30_00.txt", usecols=(1,))</text:p>
      <text:p text:style-name="P8">Winkel = np.loadtxt("data/15_05_2017 14_30_00.txt", usecols=(0,))</text:p>
      <text:p text:style-name="P9">plt.plot(Winkel, Zaehlrate)</text:p>
      <text:p text:style-name="P10">plt.title("Abb.4:Zählrate in Abhängigkeit des Einfallswinkels")</text:p>
      <text:p text:style-name="P11">plt.xlabel("Winkel [°]")</text:p>
      <text:p text:style-name="P12">plt.ylabel("Zaehlrate [s^-1]")</text:p>
      <text:p text:style-name="P13">plt.savefig("figures/abb2ZaehlratevomWinkel.pdf")</text:p>
      <text:p text:style-name="P14"/>
      <text:h text:style-name="P15" text:outline-level="2">Zu Aufgabenteil 1c)</text:h>
      <text:p text:style-name="P16">U=np.arange(20000,35000,1000)</text:p>
      <text:p text:style-name="P17">cps = np.array([1.15,1.7,3.15,6.85,31.85,57.50,84.50,108.3,133.6,157.2,179.1,202.1,225.5,246.0,281.5])</text:p>
      <text:p text:style-name="P18"/>
      <text:p text:style-name="P19">def line(x,a, b):</text:p>
      <text:p text:style-name="P20"><text:s text:c="4"/>return a*x + b</text:p>
      <text:p text:style-name="P21">popt, pcov = curve_fit(line, U, cps)</text:p>
      <text:p text:style-name="P22"/>
      <text:p text:style-name="P23">error_cps = np.sqrt(cps)</text:p>
      <text:p text:style-name="P24">error_U = 1000</text:p>
      <text:p text:style-name="P25">werte=np.linspace(20000,25000,1000)</text:p>
      <text:p text:style-name="P26">y = werte-werte</text:p>
      <text:p text:style-name="P27">#plt.yscale('log')</text:p>
      <text:p text:style-name="P28">plt.title('Abb.3: Spannungsabhängigkeit der Röntgenstrahlung')</text:p>
      <text:p text:style-name="P29">plt.xlabel('Spannung in V')</text:p>
      <text:p text:style-name="P30">plt.ylabel('Aktivität in counts/s')</text:p>
      <text:p text:style-name="P31">#plt.ylim((0,430))</text:p>
      <text:p text:style-name="P32">plt.errorbar(U, cps, yerr=error_cps, linestyle='None', fmt='o')</text:p>
      <text:p text:style-name="P33">plt.plot(U, line(U, popt[0], popt[1]), 'r-')</text:p>
      <text:p text:style-name="P34">plt.plot(werte,y, color="orange")</text:p>
      <text:p text:style-name="P35">plt.savefig('figures/Spannungsabhängigkeit.pdf',format='pdf')</text:p>
      <text:p text:style-name="P36"/>
      <text:h text:style-name="P37" text:outline-level="2">Zu Teil 2</text:h>
      <text:p text:style-name="P38">Zaehlrate = np.loadtxt("data/15_05_2017 15_26_16.txt", usecols=(1,))</text:p>
      <text:p text:style-name="P39">Winkel = np.loadtxt("data/15_05_2017 15_26_16.txt", usecols=(0,))</text:p>
      <text:p text:style-name="P40">plt.plot(Winkel, Zaehlrate)</text:p>
      <text:p text:style-name="P41">plt.title("Abb.5:Zählrate in Abhängigkeit des Einfallswinkels")</text:p>
      <text:p text:style-name="P42">plt.xlabel("Winkel [°]")</text:p>
      <text:p text:style-name="P43">plt.ylabel("Zaehlrate [s^-1]")</text:p>
      <text:p text:style-name="P44"><text:span text:style-name="T45">plt.savefig("figures/abb3ZaehlratevomWinkel.pdf"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 fo:hyphenate="false"/>
    </style:style>
    <style:style style:name="Überschrift2" style:display-name="Überschrift 2" style:family="paragraph" style:parent-style-name="Standard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e" style:country-asian="DE"/>
    </style:style>
    <style:style style:name="Überschrift2Zchn" style:display-name="Überschrift 2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DE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o" style:display-name="o" style:family="text" style:parent-style-name="Absatz-Standardschriftart"/>
    <style:style style:name="k" style:display-name="k" style:family="text" style:parent-style-name="Absatz-Standardschriftart"/>
    <style:style style:name="kn" style:display-name="kn" style:family="text" style:parent-style-name="Absatz-Standardschriftart"/>
    <style:style style:name="nn" style:display-name="nn" style:family="text" style:parent-style-name="Absatz-Standardschriftart"/>
    <style:style style:name="n" style:display-name="n" style:family="text" style:parent-style-name="Absatz-Standardschriftart"/>
    <style:style style:name="p" style:display-name="p" style:family="text" style:parent-style-name="Absatz-Standardschriftart"/>
    <style:style style:name="s2" style:display-name="s2" style:family="text" style:parent-style-name="Absatz-Standardschriftart"/>
    <style:style style:name="mi" style:display-name="mi" style:family="text" style:parent-style-name="Absatz-Standardschriftart"/>
    <style:style style:name="mf" style:display-name="mf" style:family="text" style:parent-style-name="Absatz-Standardschriftart"/>
    <style:style style:name="nf" style:display-name="nf" style:family="text" style:parent-style-name="Absatz-Standardschriftart"/>
    <style:style style:name="c1" style:display-name="c1" style:family="text" style:parent-style-name="Absatz-Standardschriftart"/>
    <style:style style:name="s1" style:display-name="s1" style:family="text" style:parent-style-name="Absatz-Standardschriftart"/>
    <style:style style:name="nb" style:display-name="nb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ter meier</meta:initial-creator>
    <dc:creator>peter meier</dc:creator>
    <meta:creation-date>2017-05-28T09:00:00Z</meta:creation-date>
    <dc:date>2017-05-28T09:01:00Z</dc:date>
    <meta:template xlink:href="Normal.dotm" xlink:type="simple"/>
    <meta:editing-cycles>1</meta:editing-cycles>
    <meta:editing-duration>PT0S</meta:editing-duration>
    <meta:document-statistic meta:page-count="1" meta:paragraph-count="3" meta:word-count="211" meta:character-count="1544" meta:row-count="11" meta:non-whitespace-character-count="1336"/>
  </office:meta>
</office:document-meta>
</file>